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WebElementMap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load" xlink:href="vnd.sun.star.script:Standard.WebElementMap.onDocumentOpen?language=Basic&amp;location=document"/>
      <script:event-listener script:language="ooo:script" script:event-name="office:prepare-unload" xlink:href="vnd.sun.star.script:Standard.WebElementMap.onDocumentClose?language=Basic&amp;location=document"/>
    </office:event-listeners>
  </office:scripts>
  <office:font-face-decls>
    <style:font-face style:name="Consolas" svg:font-family="Consola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5.4972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8429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3453in"/>
    </style:style>
    <style:style style:name="co10" style:family="table-column">
      <style:table-column-properties fo:break-before="auto" style:column-width="0.7992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7882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9999cc" style:text-align-source="value-type" style:repeat-content="false"/>
      <style:paragraph-properties fo:margin-left="0in"/>
      <style:text-properties fo:color="#000000" style:font-name="Calibri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  <style:text-properties fo:color="#000000" style:font-name="Calibri" fo:font-size="10pt" style:font-size-asian="10pt" style:font-size-complex="10pt"/>
    </style:style>
    <style:style style:name="ce4" style:family="table-cell" style:parent-style-name="Default">
      <style:table-cell-properties fo:background-color="#e6ff00" style:text-align-source="value-type" style:repeat-content="false"/>
      <style:paragraph-properties fo:margin-left="0in"/>
      <style:text-properties fo:color="#000000" style:font-name="Calibri" fo:font-size="10pt" style:font-size-asian="10pt" style:font-size-complex="10pt"/>
    </style:style>
    <style:style style:name="ce5" style:family="table-cell" style:parent-style-name="Default" style:data-style-name="N100">
      <style:table-cell-properties fo:background-color="#e6ff00" style:text-align-source="value-type" style:repeat-content="false"/>
      <style:paragraph-properties fo:margin-left="0in"/>
      <style:text-properties fo:color="#000000" style:font-name="Calibri" fo:font-size="10pt" style:font-size-asian="10pt" style:font-size-complex="10pt"/>
    </style:style>
    <style:style style:name="ce6" style:family="table-cell" style:parent-style-name="Default">
      <style:table-cell-properties fo:background-color="#e6ff00" style:text-align-source="fix" style:repeat-content="false"/>
      <style:paragraph-properties fo:text-align="center" fo:margin-left="0in"/>
      <style:text-properties fo:color="#000000" style:font-name="Calibri" fo:font-size="10pt" style:font-size-asian="10pt" style:font-size-complex="10pt"/>
    </style:style>
    <style:style style:name="ce7" style:family="table-cell" style:parent-style-name="Default">
      <style:table-cell-properties fo:background-color="#ff9966" style:text-align-source="value-type" style:repeat-content="false"/>
      <style:paragraph-properties fo:margin-left="0in"/>
      <style:text-properties fo:color="#000000" style:font-name="Calibri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8" style:family="table-cell" style:parent-style-name="Default" style:data-style-name="N100">
      <style:table-cell-properties fo:background-color="#ff9966" style:text-align-source="value-type" style:repeat-content="false"/>
      <style:paragraph-properties fo:margin-left="0in"/>
      <style:text-properties fo:color="#000000" style:font-name="Calibri" fo:font-size="10pt" style:font-size-asian="10pt" style:font-size-complex="10pt"/>
    </style:style>
    <style:style style:name="ce9" style:family="table-cell" style:parent-style-name="Default">
      <style:table-cell-properties fo:background-color="#ff9966" style:text-align-source="value-type" style:repeat-content="false"/>
      <style:paragraph-properties fo:margin-left="0in"/>
      <style:text-properties fo:color="#000000" style:font-name="Calibri" fo:font-size="10pt" style:font-size-asian="10pt" style:font-size-complex="10pt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 fo:margin-left="0in"/>
      <style:text-properties fo:color="#000000"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#94bd5e"/>
      <style:text-properties fo:color="#000000" style:text-outline="false" style:text-line-through-styl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94bd5e" style:text-align-source="value-type" style:repeat-content="false"/>
      <style:paragraph-properties fo:margin-left="0in"/>
      <style:text-properties fo:color="#000000" style:font-name="Calibri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13" style:family="table-cell" style:parent-style-name="Default">
      <style:table-cell-properties fo:background-color="#94bd5e"/>
      <style:text-properties fo:color="#000000" style:font-name="Calibri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14" style:family="table-cell" style:parent-style-name="Default">
      <style:table-cell-properties fo:background-color="#94bd5e" style:text-align-source="value-type" style:repeat-content="false"/>
      <style:paragraph-properties fo:margin-left="0in"/>
      <style:text-properties fo:color="#000000" style:font-name="Calibri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15" style:family="table-cell" style:parent-style-name="Default">
      <style:table-cell-properties fo:background-color="#9999cc" style:text-align-source="fix" style:repeat-content="false"/>
      <style:paragraph-properties fo:text-align="center" fo:margin-left="0in"/>
      <style:text-properties fo:color="#000000" style:font-name="Calibri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color="#000000" style:font-name="Calibri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;&quot;&quot;)" table:allow-empty-cell="true" table:display-list="sorted-ascending" table:base-cell-address="Page.A1"/>
        <table:content-validation table:name="val2" table:condition="of:cell-content-is-in-list(&quot;TestData&quot;;&quot;ion_mfg_common_approve_btn&quot;;&quot;ion_mfg_common_submit_btn&quot;;&quot;ion_mfg_common_edit_btn&quot;;&quot;ion_mfg_common_view_btn&quot;;&quot;ion_mfg_common_reset_btn&quot;;&quot;ion_mfg_common_create_desc&quot;;&quot;ion_mfg_common_comments&quot;;&quot;ion_mfg_common_remarks&quot;;&quot;ion_mfg_common_search_desc&quot;;&quot;ion_mfg_common_search_table&quot;;&quot;ion_mfg_common_search_status&quot;;&quot;ion_mfg_common_siteaddress&quot;;&quot;ion_mfg_common_locationtype&quot;;&quot;ion_mfg_common_transaction_type&quot;;&quot;ion_mfg_common_accountcode&quot;;&quot;ion_mfg_common_currencycode&quot;;&quot;ion_mfg_common_exchange_rate&quot;;&quot;ion_mfg_common_accounting_site&quot;;&quot;ion_mfg_common_extractno&quot;;&quot;ion_mfg_common_pageheader&quot;;&quot;ion_mfg_common_recordno&quot;;&quot;ion_mfg_common_creationdate&quot;;&quot;ion_mfg_common_recordstatus&quot;;&quot;ion_mfg_common_create_vendorcode&quot;;&quot;ion_mfg_common_search_vendorcode&quot;;&quot;ion_mfg_common_search_site&quot;;&quot;ion_mfg_common_search_recordstatus&quot;;&quot;ion_mfg_common_view_vendorcode&quot;;&quot;ion_mfg_common_view_vendorname&quot;;&quot;ion_mfg_common_view_vendoraddress&quot;;&quot;ion_mfg_common_items_tab&quot;;&quot;ion_mfg_common_items_table&quot;;&quot;ion_mfg_common_items_tab_insert_row&quot;;&quot;ion_mfg_common_items_itemcode&quot;;&quot;ion_mfg_common_items_transferqty&quot;;&quot;ion_mfg_common_items_reqdate&quot;;&quot;ion_mfg_common_items_salesuom&quot;;&quot;ion_mfg_common_items_quantity&quot;;&quot;ion_mfg_common_items_requireduom&quot;;&quot;ion_mfg_common_items_baseuom&quot;;&quot;ion_mfg_common_items_baseqty&quot;;&quot;ion_mfg_common_items_itemacccode&quot;;&quot;ion_mfg_common_items_rate&quot;;&quot;ion_mfg_common_items_amount&quot;;&quot;ion_mfg_common_items_qualityreqflag&quot;;&quot;ion_mfg_common_items_tablebody&quot;;&quot;ion_mfg_common_services_tab&quot;;&quot;ion_mfg_common_services_table&quot;;&quot;ion_mfg_common_services_tab_insert_row&quot;;&quot;ion_mfg_common_services_code&quot;;&quot;ion_mfg_common_services_desc&quot;;&quot;ion_mfg_common_services_date&quot;;&quot;ion_mfg_common_services_serviceacccode&quot;;&quot;ion_mfg_common_services_amount&quot;;&quot;ion_mfg_common_services_qty&quot;;&quot;ion_mfg_common_services_net_amount&quot;;&quot;ion_mfg_common_documents_tab&quot;;&quot;ion_mfg_common_taxes_tab&quot;;&quot;ion_mfg_common_taxes_tab_insert_row&quot;;&quot;ion_mfg_common_taxes_taxcode&quot;;&quot;ion_mfg_common_taxes_taxacccode&quot;;&quot;ion_mfg_common_taxes_table&quot;;&quot;ion_mfg_common_charges_tab&quot;;&quot;ion_mfg_common_charges_tab_insert_row&quot;;&quot;ion_mfg_common_charges_code&quot;;&quot;ion_mfg_common_discounts_code&quot;;&quot;ion_mfg_common_discounts_tab&quot;;&quot;ion_mfg_common_discounts_tab_insert_row&quot;;&quot;ion_mfg_common_addresses_tab&quot;;&quot;ion_mfg_common_addresses_code&quot;;&quot;ion_mfg_common_addresses_type&quot;;&quot;ion_mfg_common_addresses_table&quot;;&quot;ion_mfg_common_addresses_tablebody&quot;;&quot;ion_mfg_common_addresses_insert_row&quot;;&quot;ion_mfg_common_services_net_amount&quot;;&quot;ion_mfg_common_vendorcode_select&quot;;&quot;ion_mfg_common_view_accode&quot;;&quot;ion_mfg_common_view_remarks&quot;;&quot;ion_mfg_common_view_servicecode&quot;;&quot;ion_mfg_common_search_txtbox&quot;;&quot;ion_mfg_common_challanno&quot;;&quot;ion_mfg_common_cancel_btn&quot;;&quot;ion_mfg_common_iframe&quot;;&quot;ion_mfg_common_ok_btn&quot;;&quot;ion_mfg_common_close_btn&quot;;&quot;ion_mfg_common_popup_iframe&quot;;&quot;ion_mfg_common_clauses_tab&quot;;&quot;ion_mfg_common_popup_close_btn&quot;;&quot;ion_mfg_common_search_btn&quot;;&quot;ion_mfg_common_saveasdraft_btn&quot;;&quot;ion_mfg_common_schedules_tab&quot;;&quot;ion_mfg_common_schedules_tab_insert_row&quot;;&quot;ion_mfg_common_schedules_code&quot;;&quot;ion_mfg_common_validity&quot;;&quot;ion_mfg_common_suppliers_tab&quot;;&quot;ion_mfg_common_challan_date&quot;;&quot;ion_mfg_common_create_from_type&quot;;&quot;ion_mfg_common_view_itemcode&quot;;&quot;ion_mfg_common_view_desc&quot;;&quot;ion_mfg_common_createtypecombo&quot;;&quot;&quot;)" table:allow-empty-cell="true" table:display-list="sorted-ascending" table:base-cell-address="Page.A1"/>
      </table:content-validations>
      <table:table table:name="Pag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05" table:default-cell-style-name="ce3"/>
        <table:table-column table:style-name="co15" table:number-columns-repeated="2" table:default-cell-style-name="ce17"/>
        <table:table-row table:style-name="ro1">
          <table:table-cell table:style-name="ce1" table:content-validation-name="val1" office:value-type="string">
            <text:p>Logical_Name</text:p>
          </table:table-cell>
          <table:table-cell table:style-name="ce1" table:content-validation-name="val2" office:value-type="string">
            <text:p>Locator_Type</text:p>
          </table:table-cell>
          <table:table-cell table:style-name="ce1" table:content-validation-name="val2" office:value-type="string">
            <text:p>Element_Type</text:p>
          </table:table-cell>
          <table:table-cell table:style-name="ce1" table:content-validation-name="val2" office:value-type="string">
            <text:p>Locator_WebBrowser</text:p>
          </table:table-cell>
          <table:table-cell table:style-name="ce1" table:content-validation-name="val2" office:value-type="string">
            <text:p>Locator_MobileBrowser</text:p>
          </table:table-cell>
          <table:table-cell table:style-name="ce1" table:content-validation-name="val2" office:value-type="string">
            <text:p>Locator_Android_Native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" table:content-validation-name="val2" office:value-type="string">
            <text:p>Amazon</text:p>
          </table:table-cell>
          <table:table-cell table:style-name="ce16" table:number-columns-repeated="1005"/>
          <table:table-cell table:number-columns-repeated="2"/>
        </table:table-row>
        <table:table-row table:style-name="ro1">
          <table:table-cell table:style-name="ce1" table:content-validation-name="val1" office:value-type="string">
            <text:p>TestData</text:p>
          </table:table-cell>
          <table:table-cell table:style-name="ce1" table:content-validation-name="val2" table:number-columns-repeated="5"/>
          <table:table-cell table:style-name="ce1" table:content-validation-name="val2" office:value-type="string">
            <text:p>TestData_1</text:p>
          </table:table-cell>
          <table:table-cell table:style-name="ce1" table:content-validation-name="val2" office:value-type="string">
            <text:p>TestData_2</text:p>
          </table:table-cell>
          <table:table-cell table:style-name="ce1" table:content-validation-name="val2" office:value-type="string">
            <text:p>TestData_3</text:p>
          </table:table-cell>
          <table:table-cell table:style-name="ce1" table:content-validation-name="val2" office:value-type="string">
            <text:p>TestData_4</text:p>
          </table:table-cell>
          <table:table-cell table:style-name="ce1" table:content-validation-name="val2" office:value-type="string">
            <text:p>TestData_5</text:p>
          </table:table-cell>
          <table:table-cell table:style-name="ce1" table:content-validation-name="val2" office:value-type="string">
            <text:p>TestData_6</text:p>
          </table:table-cell>
          <table:table-cell table:style-name="ce1" table:content-validation-name="val2" office:value-type="string">
            <text:p>TestData_7</text:p>
          </table:table-cell>
          <table:table-cell table:style-name="ce1" table:content-validation-name="val2" office:value-type="string">
            <text:p>TestData_8</text:p>
          </table:table-cell>
          <table:table-cell table:style-name="ce1" table:content-validation-name="val2" office:value-type="string">
            <text:p>TestData_9</text:p>
          </table:table-cell>
          <table:table-cell table:style-name="ce1" table:content-validation-name="val2" office:value-type="string">
            <text:p>TestData_10</text:p>
          </table:table-cell>
          <table:table-cell table:style-name="ce16" table:number-columns-repeated="1005"/>
          <table:table-cell table:number-columns-repeated="2"/>
        </table:table-row>
        <table:table-row table:style-name="ro1">
          <table:table-cell table:style-name="ce2" table:content-validation-name="val1" office:value-type="string">
            <text:p>amazon_homepage_search</text:p>
          </table:table-cell>
          <table:table-cell table:style-name="ce2" office:value-type="string">
            <text:p>xpath</text:p>
          </table:table-cell>
          <table:table-cell table:style-name="ce2" office:value-type="string">
            <text:p>TextBox</text:p>
          </table:table-cell>
          <table:table-cell table:style-name="ce4" office:value-type="string">
            <text:p>//input[@id='twotabsearchtextbox']</text:p>
          </table:table-cell>
          <table:table-cell table:style-name="ce7" office:value-type="string">
            <text:p>//input[@id='nav-search-keywords']</text:p>
          </table:table-cell>
          <table:table-cell table:style-name="ce11" office:value-type="string">
            <text:p>//*[contains(@resource-id,'rs_search_src_text')]</text:p>
          </table:table-cell>
          <table:table-cell table:style-name="ce2" office:value-type="string">
            <text:p>ITC Products</text:p>
          </table:table-cell>
          <table:table-cell table:style-name="ce2" office:value-type="string">
            <text:p>ITC Clothing</text:p>
          </table:table-cell>
          <table:table-cell table:style-name="ce15" office:value-type="string">
            <text:p>Sunfeast</text:p>
          </table:table-cell>
          <table:table-cell table:style-name="ce15" office:value-type="string">
            <text:p>ITC Books</text:p>
          </table:table-cell>
          <table:table-cell table:style-name="ce15" office:value-type="string">
            <text:p>Engage Deo</text:p>
          </table:table-cell>
          <table:table-cell table:style-name="ce15" office:value-type="string">
            <text:p>Aashirvaad Atta</text:p>
          </table:table-cell>
          <table:table-cell table:style-name="ce15" office:value-type="string">
            <text:p>Mcvities Biscuits</text:p>
          </table:table-cell>
          <table:table-cell table:style-name="ce15" office:value-type="string">
            <text:p>Apple iPhone 5s</text:p>
          </table:table-cell>
          <table:table-cell table:style-name="ce15" office:value-type="string">
            <text:p>Lenovo</text:p>
          </table:table-cell>
          <table:table-cell table:style-name="ce15" office:value-type="string">
            <text:p>Motorola</text:p>
          </table:table-cell>
          <table:table-cell table:number-columns-repeated="1007"/>
        </table:table-row>
        <table:table-row table:style-name="ro1">
          <table:table-cell table:style-name="ce2" table:content-validation-name="val1" office:value-type="string">
            <text:p>amazon_homepage_search_submit</text:p>
          </table:table-cell>
          <table:table-cell table:style-name="ce2" office:value-type="string">
            <text:p>xpath</text:p>
          </table:table-cell>
          <table:table-cell table:style-name="ce2" office:value-type="string">
            <text:p>Button</text:p>
          </table:table-cell>
          <table:table-cell table:style-name="ce5" office:value-type="string">
            <text:p>//input[@class='nav-input']</text:p>
          </table:table-cell>
          <table:table-cell table:style-name="ce8" office:value-type="string">
            <text:p>//input[@class='nav-input']</text:p>
          </table:table-cell>
          <table:table-cell table:style-name="ce12" office:value-type="string">
            <text:p>//*[contains(@resource-id,'rs_search_dropdown_item_suggestions')]</text:p>
          </table:table-cell>
          <table:table-cell table:style-name="ce2" table:number-columns-repeated="10"/>
          <table:table-cell table:number-columns-repeated="1007"/>
        </table:table-row>
        <table:table-row table:style-name="ro1">
          <table:table-cell table:style-name="ce2" table:content-validation-name="val1" office:value-type="string">
            <text:p>amazon_homepage_searchresults</text:p>
          </table:table-cell>
          <table:table-cell table:style-name="ce2" office:value-type="string">
            <text:p>xpath</text:p>
          </table:table-cell>
          <table:table-cell table:style-name="ce2" office:value-type="string">
            <text:p>Text</text:p>
          </table:table-cell>
          <table:table-cell table:style-name="ce4" office:value-type="string">
            <text:p>//h2[@id='s-result-count']</text:p>
          </table:table-cell>
          <table:table-cell table:style-name="ce9" office:value-type="string">
            <text:p>//*[@id='center']</text:p>
          </table:table-cell>
          <table:table-cell table:style-name="ce13" office:value-type="string">
            <text:p>//*[contains(@resource-id,'rs_results_count_text')]</text:p>
          </table:table-cell>
          <table:table-cell table:style-name="ce2" table:number-columns-repeated="10"/>
          <table:table-cell table:number-columns-repeated="1007"/>
        </table:table-row>
        <table:table-row table:style-name="ro1">
          <table:table-cell table:style-name="ce2" table:content-validation-name="val1" office:value-type="string">
            <text:p>amazon_app_search_click</text:p>
          </table:table-cell>
          <table:table-cell table:style-name="ce2" office:value-type="string">
            <text:p>xpath</text:p>
          </table:table-cell>
          <table:table-cell table:style-name="ce2" office:value-type="string">
            <text:p>TextBox</text:p>
          </table:table-cell>
          <table:table-cell table:style-name="ce6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//*[contains(@resource-id,'search_bar_plate')]</text:p>
          </table:table-cell>
          <table:table-cell table:style-name="ce2" table:number-columns-repeated="10"/>
          <table:table-cell table:number-columns-repeated="1007"/>
        </table:table-row>
        <table:table-row table:style-name="ro1">
          <table:table-cell table:style-name="ce2" table:content-validation-name="val1" office:value-type="string">
            <text:p>amazon_app_skipsignin</text:p>
          </table:table-cell>
          <table:table-cell table:style-name="ce2" office:value-type="string">
            <text:p>xpath</text:p>
          </table:table-cell>
          <table:table-cell table:style-name="ce2"/>
          <table:table-cell table:style-name="ce6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//*[contains(@resource-id,'in.amazon.mShop.android.shopping:id/skip_sign_in_button')]</text:p>
          </table:table-cell>
          <table:table-cell table:style-name="ce2" table:number-columns-repeated="10"/>
          <table:table-cell table:number-columns-repeated="1007"/>
        </table:table-row>
        <table:table-row table:style-name="ro1" table:number-rows-repeated="65528">
          <table:table-cell table:content-validation-name="val1"/>
          <table:table-cell table:number-columns-repeated="1022"/>
        </table:table-row>
        <table:table-row table:style-name="ro1">
          <table:table-cell table:content-validation-name="val1"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0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N">
      <number:number number:decimal-places="2" number:min-integer-digits="1" number:grouping="true"/>
    </number:number-style>
    <number:number-style style:name="N5108" number:language="en" number:country="IN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6/26/2016</text:date>, <text:time>22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0H22M24S</meta:editing-duration>
    <meta:editing-cycles>704</meta:editing-cycles>
    <meta:generator>OpenOffice.org/3.2$Win32 OpenOffice.org_project/320m12$Build-9483</meta:generator>
    <dc:date>2016-06-26T22:57:17.76</dc:date>
    <dc:creator>Rohith Shetty</dc:creator>
    <meta:document-statistic meta:table-count="1" meta:cell-count="66" meta:object-count="0"/>
    <meta:user-defined meta:name="Info 1"/>
    <meta:user-defined meta:name="Info 2"/>
    <meta:user-defined meta:name="Info 3"/>
    <meta:user-defined meta:name="Info 4"/>
  </office:meta>
</office:document-meta>
</file>

<file path=Basic/Standard/WebElementMap.xml><?xml version="1.0" encoding="utf-8"?>
<!DOCTYPE module  PUBLIC '-//OpenOffice.org//DTD OfficeDocument 1.0//EN'  'module.dtd'>
<script:module xmlns:script="http://openoffice.org/2000/script" script:name="WebElementMap" script:language="StarBasic">SUB onDocumentOpen

iTAFLibraryName = "iTAF_Macro_Lib"
resourcesDirName = "resources"
commonFileName = "Common.ods"

' Load the included "Tools" library
GlobalScope.BasicLibraries.LoadLibrary("Tools")

' Get Current Dir from where this document is loaded
URLStr = ThisComponent.getURL()
pathToCurrDir = DirectoryNameoutofPath(URLStr, "/")

' Get path to the resources dir from current Dir
stringPos = InStr(pathToCurrDir, resourcesDirName)
resourcesDirPath = ( Left(pathToCurrDir,stringPos - 1) ) &amp; resourcesDirName &amp; "/"

' Get the Solution name from the current dir path
startPos = InStr(stringPos ,  pathToCurrDir, "/")
endPos = InStr(startPos + 1 ,  pathToCurrDir, "/")
solutionName  = Mid( pathToCurrDir , startPos + 1 , endPos - startPos - 1)

' Create Dir path to iTAF Mcro library in case of Development Env and Deploy Env 
' So that the iTAF macro library can be loaded
iTAFDirPathDeploy = resourcesDirPath &amp; iTAFLibraryName
iTAFDirPathDev = resourcesDirPath &amp; "../../../../" &amp; iTAFLibraryName

' Check if the env is Dev env or deploy env
DIM iTAFDirPath as String

IF ( FileExists( ( resourcesDirPath &amp; iTAFLibraryName ) ) = TRUE ) THEN
	iTAFDirPath = resourcesDirPath

	ELSE IF (FileExists( (resourcesDirPath &amp; "../../../../" &amp; iTAFLibraryName ) ) = TRUE ) THEN
		iTAFDirPath = resourcesDirPath &amp; "../../../../"
		
	ELSE 
		MsgBox ( "Path to iTAF Macro library not found")
		EXIT SUB
	END IF
END IF

' Load the iTAF Macro library
IF( GlobalScope.BasicLibraries.hasByName(iTAFLibraryName) = TRUE ) THEN
	GlobalScope.BasicLibraries.removeLibrary(iTAFLibraryName)
	
ENDIF

'add a link to the library referenced
GlobalScope.BasicLibraries.CreateLibraryLink(iTAFLibraryName, convertToURL(iTAFDirPath &amp; iTAFLibraryName  ), True)
GlobalScope.BasicLibraries.LoadLibrary(iTAFLibraryName)

' Get Path to Common Web logical map file
commonFileAddress = resourcesDirPath &amp; "/" &amp; solutionName + "/" + commonFileName
Common.OODocumentOpen( commonFileAddress )

END SUB

SUB onDocumentClose

Common.OODocumentClos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WebElementMap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